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7780" officeooo:paragraph-rsid="001d7780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officeooo:rsid="001d7780" officeooo:paragraph-rsid="001d7780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fo:font-weight="bold" officeooo:rsid="001d7780" officeooo:paragraph-rsid="001d7780" style:font-weight-asian="bold" style:font-weight-complex="bold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1d7780" officeooo:paragraph-rsid="001d7780"/>
    </style:style>
    <style:style style:name="P5" style:family="paragraph" style:parent-style-name="Standard">
      <style:paragraph-properties fo:text-align="center" style:justify-single-word="false" fo:background-color="#ffff00">
        <style:background-image/>
      </style:paragraph-properties>
      <style:text-properties fo:font-size="15pt" fo:font-weight="bold" officeooo:rsid="001d7780" officeooo:paragraph-rsid="001d7780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nabling Bootstrap on a new Rails project</text:p>
      <text:p text:style-name="P1"/>
      <text:p text:style-name="P1"><text:span text:style-name="T2">Scenario: </text:span>We have several rails projects on Hagen. To enable Bootstrap on them, we need to do this on each of them: (Rails projects are in: /usr/local/rails)</text:p>
      <text:p text:style-name="P1"/>
      <text:p text:style-name="P3">&gt; gem install bootstrap-sass</text:p>
      <text:p text:style-name="P3">&gt; bundle update</text:p>
      <text:p text:style-name="P1"/>
      <text:p text:style-name="P1">Once you update the bundle, you should see the 'bootstrap-sass' in the list.</text:p>
      <text:p text:style-name="P1"/>
      <text:p text:style-name="P1">Create new custom css file in the stylesheets folder (/usr/local/rails/ashwini/app/assets/stylesheets)</text:p>
      <text:p text:style-name="P1"><text:tab/><text:span text:style-name="T1">&gt; gvim /app/assets/stylesheets/custom.css.scss</text:span></text:p>
      <text:p text:style-name="P1"/>
      <text:p text:style-name="P1">You will see an empty document here. Add the following 2 lines in them:</text:p>
      <text:p text:style-name="P1"><text:tab/></text:p>
      <text:p text:style-name="P3">@import "bootstrap-sprockets";</text:p>
      <text:p text:style-name="P3">@import "bootstrap";</text:p>
      <text:p text:style-name="P2"/>
      <text:p text:style-name="P4">Restart the Apache server:</text:p>
      <text:p text:style-name="P4"><text:tab/><text:span text:style-name="T1">&gt; sudo apache2ctl restart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08:10:45.245538856</meta:creation-date>
    <dc:date>2015-04-15T08:19:32.777317389</dc:date>
    <meta:editing-duration>PT8M47S</meta:editing-duration>
    <meta:editing-cycles>1</meta:editing-cycles>
    <meta:document-statistic meta:table-count="0" meta:image-count="0" meta:object-count="0" meta:page-count="1" meta:paragraph-count="13" meta:word-count="93" meta:character-count="640" meta:non-whitespace-character-count="556"/>
    <meta:generator>LibreOffice/4.3.3.2$Linux_X86_64 LibreOffice_project/430m0$Build-2</meta:generator>
  </office:meta>
</office:document-meta>
</file>